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AuthN">
      <style:graphic-properties draw:textarea-horizontal-align="justify" draw:textarea-vertical-align="middle" draw:auto-grow-height="false" fo:min-height="4.068cm" fo:min-width="11.946cm"/>
    </style:style>
    <style:style style:name="gr2" style:family="graphic" style:parent-style-name="standard">
      <style:graphic-properties draw:stroke="none" draw:fill="none" fo:min-height="0.766cm"/>
    </style:style>
    <style:style style:name="gr3" style:family="graphic" style:parent-style-name="AuthN_20_2">
      <style:graphic-properties svg:stroke-width="0.051cm" draw:marker-start-width="0.355cm" draw:marker-end-width="0.355cm" draw:textarea-horizontal-align="justify" draw:textarea-vertical-align="middle" draw:auto-grow-height="false" fo:min-height="2.998cm" fo:min-width="11.888cm" fo:padding-top="0.025cm" fo:padding-bottom="0.025cm" fo:padding-left="0.025cm" fo:padding-right="0.025cm"/>
    </style:style>
    <style:style style:name="gr4" style:family="graphic" style:parent-style-name="AuthN">
      <style:graphic-properties svg:stroke-width="0.051cm" draw:marker-start-width="0.355cm" draw:marker-end-width="0.355cm" draw:textarea-horizontal-align="justify" draw:textarea-vertical-align="middle" draw:auto-grow-height="false" fo:min-height="1.944cm" fo:min-width="11.38cm" fo:padding-top="0.025cm" fo:padding-bottom="0.025cm" fo:padding-left="0.025cm" fo:padding-right="0.025cm"/>
    </style:style>
    <style:style style:name="gr5" style:family="graphic" style:parent-style-name="standard">
      <style:graphic-properties draw:stroke="none" draw:fill="none" fo:min-height="0.462cm"/>
    </style:style>
    <style:style style:name="gr6" style:family="graphic" style:parent-style-name="AuthN_20_2">
      <style:graphic-properties svg:stroke-width="0.051cm" draw:marker-start-width="0.355cm" draw:marker-end-width="0.355cm" draw:textarea-horizontal-align="justify" draw:textarea-vertical-align="middle" draw:auto-grow-height="false" fo:min-height="0.839cm" fo:min-width="3.506cm" fo:padding-top="0.025cm" fo:padding-bottom="0.025cm" fo:padding-left="0.025cm" fo:padding-right="0.025cm"/>
    </style:style>
    <style:style style:name="P1" style:family="paragraph">
      <style:paragraph-properties fo:text-align="center"/>
    </style:style>
    <style:style style:name="P2" style:family="paragraph">
      <loext:graphic-properties draw:fill="none"/>
    </style:style>
    <style:style style:name="P3" style:family="paragraph">
      <style:paragraph-properties fo:text-align="center"/>
      <style:text-properties style:font-weight-asian="bold" style:font-weight-complex="bold"/>
    </style:style>
    <style:style style:name="T1" style:family="text">
      <style:text-properties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8pt" fo:font-weight="bold" style:letter-kerning="true" fo:background-color="#ffffff" style:font-name-asian="Droid Sans Fallback" style:font-size-asian="18pt" style:font-weight-asian="bold" style:font-name-complex="Free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446cm" svg:height="4.318cm" svg:x="1.086cm" svg:y="2.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492cm" svg:height="1.016cm" svg:x="3.644cm" svg:y="2.397cm">
          <draw:text-box>
            <text:p><text:span text:style-name="T1">Securit</text:span><text:span text:style-name="T1">yConte</text:span><text:span text:style-name="T1">xtHold</text:span><text:span text:style-name="T1">er</text:span></text:p>
          </draw:text-box>
        </draw:frame>
        <draw:custom-shape draw:style-name="gr3" draw:text-style-name="P1" draw:layer="layout" svg:width="11.938cm" svg:height="3.048cm" svg:x="1.34cm" svg:y="3.28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1.43cm" svg:height="1.994cm" svg:x="1.602cm" svg:y="4.213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5.008cm" svg:height="0.962cm" svg:x="4.804cm" svg:y="4.295cm">
          <draw:text-box>
            <text:p><text:span text:style-name="T1">Authe</text:span><text:span text:style-name="T1">nticati</text:span><text:span text:style-name="T1">on</text:span></text:p>
          </draw:text-box>
        </draw:frame>
        <draw:custom-shape draw:style-name="gr6" draw:text-style-name="P3" draw:layer="layout" svg:width="3.556cm" svg:height="0.889cm" svg:x="1.748cm" svg:y="5.191cm">
          <text:p text:style-name="P1"><text:span text:style-name="T2">Principa</text:span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556cm" svg:height="0.889cm" svg:x="5.547cm" svg:y="5.191cm">
          <text:p text:style-name="P1"><text:span text:style-name="T2">Crede</text:span><text:span text:style-name="T2">ntial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556cm" svg:height="0.889cm" svg:x="9.355cm" svg:y="5.191cm">
          <text:p text:style-name="P1"><text:span text:style-name="T2">Autho</text:span><text:span text:style-name="T2">rities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669cm" svg:height="1.016cm" svg:x="4.488cm" svg:y="3.213cm">
          <draw:text-box>
            <text:p><text:span text:style-name="T3">SecurityContex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f5793a" draw:distance="0.508cm" draw:rotation="450"/>
    <draw:hatch draw:name="Hatching_20_2" draw:display-name="Hatching 2" draw:style="single" draw:color="#85c0f9" draw:distance="0.508cm" draw:rotation="450"/>
    <draw:hatch draw:name="Hatching_20_3" draw:display-name="Hatching 3" draw:style="single" draw:color="#0f2080" draw:distance="0.508cm" draw:rotation="450"/>
    <draw:hatch draw:name="Hatching_20_4" draw:display-name="Hatching 4" draw:style="single" draw:color="#a95aa1" draw:distance="0.508cm" draw:rotation="450"/>
    <draw:hatch draw:name="Hatching_20_6" draw:display-name="Hatching 6" draw:style="single" draw:color="#ebe7e8" draw:distance="0.508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pring_20_Security" style:display-name="Spring Security" style:family="graphic">
      <style:text-properties fo:font-size="18pt" fo:font-weight="bold"/>
    </style:style>
    <style:style style:name="Primary" style:family="graphic" style:parent-style-name="Spring_20_Security">
      <style:graphic-properties draw:shadow="visible" draw:shadow-offset-x="-0.203cm" draw:shadow-offset-y="0.203cm" draw:shadow-color="#808080" draw:shadow-opacity="50%"/>
    </style:style>
    <style:style style:name="Web_20_API" style:display-name="Web API" style:family="graphic" style:parent-style-name="Primary">
      <style:graphic-properties svg:stroke-color="#eb613d" draw:fill="solid" draw:fill-color="#f5793a"/>
    </style:style>
    <style:style style:name="AuthN" style:family="graphic" style:parent-style-name="Primary">
      <style:graphic-properties svg:stroke-color="#0f2080" draw:fill="solid" draw:fill-color="#85c0f9"/>
    </style:style>
    <style:style style:name="AuthZ" style:family="graphic" style:parent-style-name="Primary">
      <style:graphic-properties svg:stroke-color="#85c0f9" draw:fill="solid" draw:fill-color="#0f2080"/>
    </style:style>
    <style:style style:name="Secondary" style:family="graphic" style:parent-style-name="Spring_20_Security">
      <style:graphic-properties svg:stroke-color="#3465a4" draw:fill="hatch" draw:fill-color="#ffffff" draw:fill-hatch-name="Black_20_45_20_Degrees_20_Wide" draw:fill-hatch-solid="true"/>
      <style:text-properties fo:background-color="#ffffff"/>
    </style:style>
    <style:style style:name="Web_20_API_20_2" style:display-name="Web API 2" style:family="graphic" style:parent-style-name="Secondary">
      <style:graphic-properties svg:stroke-color="#eb613d" draw:fill="hatch" draw:fill-color="#ffffff" draw:fill-hatch-name="Hatching_20_1" draw:fill-hatch-solid="true"/>
    </style:style>
    <style:style style:name="AuthN_20_2" style:display-name="AuthN 2" style:family="graphic" style:parent-style-name="Secondary">
      <style:graphic-properties svg:stroke-color="#0f2080" draw:fill="hatch" draw:fill-color="#ffffff" draw:fill-hatch-name="Hatching_20_2" draw:fill-hatch-solid="true"/>
    </style:style>
    <style:style style:name="AuthZ_20_2" style:display-name="AuthZ 2" style:family="graphic" style:parent-style-name="Secondary">
      <style:graphic-properties svg:stroke-color="#85c0f9" draw:fill="hatch" draw:fill-color="#ffffff" draw:fill-hatch-name="Hatching_20_3" draw:fill-hatch-solid="false"/>
    </style:style>
    <style:style style:name="Misc" style:family="graphic" style:parent-style-name="Primary">
      <style:graphic-properties svg:stroke-color="#0f2080" draw:fill="solid" draw:fill-color="#a95aa1"/>
    </style:style>
    <style:style style:name="Misc_20_B" style:display-name="Misc B" style:family="graphic" style:parent-style-name="Primary">
      <style:graphic-properties svg:stroke-color="#0f2080" draw:fill="solid" draw:fill-color="#bdb8ad" draw:shadow-opacity="30%"/>
      <style:paragraph-properties>
        <style:tab-stops/>
      </style:paragraph-properties>
    </style:style>
    <style:style style:name="Misc_20_C" style:display-name="Misc C" style:family="graphic" style:parent-style-name="Primary">
      <style:graphic-properties svg:stroke-color="#0f2080" draw:fill="solid" draw:fill-color="#ebe7e8"/>
    </style:style>
    <style:style style:name="Misc_20_A2" style:display-name="Misc A2" style:family="graphic" style:parent-style-name="Secondary">
      <style:graphic-properties svg:stroke-color="#0f2080" draw:fill="hatch" draw:fill-color="#ffffff" draw:fill-hatch-name="Hatching_20_4" draw:fill-hatch-solid="true"/>
    </style:style>
    <style:style style:name="Misc_20_B2" style:display-name="Misc B2" style:family="graphic" style:parent-style-name="Secondary">
      <style:graphic-properties svg:stroke-color="#0f2080" draw:fill="hatch" draw:fill-color="#ffffff" draw:fill-hatch-name="Hatching_20_6" draw:fill-hatch-solid="false"/>
    </style:style>
    <style:style style:name="Misc_20_C2" style:display-name="Misc C2" style:family="graphic" style:parent-style-name="Secondary">
      <style:graphic-properties svg:stroke-color="#9d988d" draw:fill="hatch" draw:fill-color="#ffffff" draw:fill-hatch-name="Hatching_20_6" draw:fill-hatch-solid="true"/>
    </style:style>
    <style:style style:name="dashed-box" style:family="graphic" style:parent-style-name="Spring_20_Security">
      <style:graphic-properties svg:stroke-width="0.051cm" svg:stroke-color="#000000" draw:marker-start-width="0.279cm" draw:marker-end-width="0.279cm"/>
    </style:style>
    <style:style style:name="arrow-right" style:family="graphic" style:parent-style-name="Spring_20_Security">
      <style:graphic-properties svg:stroke-color="#000000" draw:marker-end="Arrow"/>
    </style:style>
    <style:style style:name="arrow-left" style:family="graphic" style:parent-style-name="Spring_20_Security">
      <style:graphic-properties svg:stroke-color="#000000" draw:marker-start="Arrow"/>
    </style:style>
    <style:style style:name="arrow-double" style:family="graphic" style:parent-style-name="Spring_20_Security">
      <style:graphic-properties svg:stroke-color="#000000" draw:marker-start="Arrow" draw:marker-end="Arrow"/>
    </style:style>
  </office:styles>
  <office:automatic-styles>
    <style:page-layout style:name="PM0">
      <style:page-layout-properties fo:margin-top="1cm" fo:margin-bottom="1cm" fo:margin-left="1cm" fo:margin-right="1cm" fo:page-width="38.456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6T22:07:41.029015339</meta:creation-date>
    <meta:editing-duration>PT6M13S</meta:editing-duration>
    <meta:editing-cycles>2</meta:editing-cycles>
    <meta:generator>LibreOffice/6.0.7.3$Linux_X86_64 LibreOffice_project/00m0$Build-3</meta:generator>
    <dc:date>2020-02-26T22:13:54.051516870</dc:date>
    <meta:document-statistic meta:object-count="9"/>
    <meta:template xlink:type="simple" xlink:actuate="onRequest" xlink:title="palette" xlink:href="../../../../../../../../../../../../../Templates/Spring/palette.otg" meta:date="2020-02-26T22:07:40.684510409"/>
  </office:meta>
</office:document-meta>
</file>